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921cm" fo:margin-left="0.564cm" table:align="left"/>
    </style:style>
    <style:style style:name="Table1.A" style:family="table-column">
      <style:table-column-properties style:column-width="12.277cm"/>
    </style:style>
    <style:style style:name="Table1.B" style:family="table-column">
      <style:table-column-properties style:column-width="5.644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8.038cm" fo:margin-left="0.494cm" table:align="left"/>
    </style:style>
    <style:style style:name="Table2.A" style:family="table-column">
      <style:table-column-properties style:column-width="4.657cm"/>
    </style:style>
    <style:style style:name="Table2.B" style:family="table-column">
      <style:table-column-properties style:column-width="6.174cm"/>
    </style:style>
    <style:style style:name="Table2.C" style:family="table-column">
      <style:table-column-properties style:column-width="7.207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544cm" fo:margin-left="0.265cm" table:align="left"/>
    </style:style>
    <style:style style:name="Table3.A" style:family="table-column">
      <style:table-column-properties style:column-width="9.922cm"/>
    </style:style>
    <style:style style:name="Table3.B" style:family="table-column">
      <style:table-column-properties style:column-width="9.622cm"/>
    </style:style>
    <style:style style:name="Table3.1" style:family="table-row">
      <style:table-row-properties style:min-row-height="3.8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2cm" fo:margin-left="0.503cm" table:align="left"/>
    </style:style>
    <style:style style:name="Table4.A" style:family="table-column">
      <style:table-column-properties style:column-width="2.831cm"/>
    </style:style>
    <style:style style:name="Table4.B" style:family="table-column">
      <style:table-column-properties style:column-width="7.091cm"/>
    </style:style>
    <style:style style:name="Table4.C" style:family="table-column">
      <style:table-column-properties style:column-width="3.122cm"/>
    </style:style>
    <style:style style:name="Table4.D" style:family="table-column">
      <style:table-column-properties style:column-width="6.156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368cm" table:align="left"/>
    </style:style>
    <style:style style:name="Table5.A" style:family="table-column">
      <style:table-column-properties style:column-width="2.937cm"/>
    </style:style>
    <style:style style:name="Table5.B" style:family="table-column">
      <style:table-column-properties style:column-width="0.45cm"/>
    </style:style>
    <style:style style:name="Table5.C" style:family="table-column">
      <style:table-column-properties style:column-width="5.503cm"/>
    </style:style>
    <style:style style:name="Table5.D" style:family="table-column">
      <style:table-column-properties style:column-width="2.699cm"/>
    </style:style>
    <style:style style:name="Table5.E" style:family="table-column">
      <style:table-column-properties style:column-width="1.535cm"/>
    </style:style>
    <style:style style:name="Table5.F" style:family="table-column">
      <style:table-column-properties style:column-width="1.667cm"/>
    </style:style>
    <style:style style:name="Table5.G" style:family="table-column">
      <style:table-column-properties style:column-width="2.011cm"/>
    </style:style>
    <style:style style:name="Table5.H" style:family="table-column">
      <style:table-column-properties style:column-width="2.566cm"/>
    </style:style>
    <style:style style:name="Table5.1" style:family="table-row">
      <style:table-row-properties style:min-row-height="1.905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1.341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0.834cm"/>
    </style:style>
    <style:style style:name="Table5.A5" style:family="table-cell">
      <style:table-cell-properties style:vertical-align="" fo:padding="0.097cm" fo:border="none"/>
    </style:style>
    <style:style style:name="Table5.6" style:family="table-row">
      <style:table-row-properties style:min-row-height="1.191cm"/>
    </style:style>
    <style:style style:name="Table5.7" style:family="table-row">
      <style:table-row-properties style:min-row-height="0.956cm"/>
    </style:style>
    <style:style style:name="Table5.A7" style:family="table-cell">
      <style:table-cell-properties style:vertical-align="middle" fo:padding="0.097cm" fo:border="none"/>
    </style:style>
    <style:style style:name="Table5.8" style:family="table-row">
      <style:table-row-properties style:min-row-height="1.023cm"/>
    </style:style>
    <style:style style:name="Table5.9" style:family="table-row">
      <style:table-row-properties style:min-row-height="0.494cm"/>
    </style:style>
    <style:style style:name="Table6" style:family="table">
      <style:table-properties style:width="19.764cm" fo:margin-left="0.026cm" table:align="left"/>
    </style:style>
    <style:style style:name="Table6.A" style:family="table-column">
      <style:table-column-properties style:column-width="9.948cm"/>
    </style:style>
    <style:style style:name="Table6.B" style:family="table-column">
      <style:table-column-properties style:column-width="9.816cm"/>
    </style:style>
    <style:style style:name="Table6.1" style:family="table-row">
      <style:table-row-properties style:min-row-height="4.692cm"/>
    </style:style>
    <style:style style:name="Table6.A1" style:family="table-cell">
      <style:table-cell-properties fo:padding="0.097cm" fo:border="none"/>
    </style:style>
    <style:style style:name="Table6.B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fo:color="#000000" style:font-name="Times New Roman" fo:font-size="8pt" style:font-size-asian="8pt" style:font-size-complex="8pt"/>
    </style:style>
    <style:style style:name="P11" style:family="paragraph" style:parent-style-name="Table_20_Contents">
      <style:text-properties fo:color="#000000" style:font-name="Times New Roman" fo:font-size="9pt" style:font-size-asian="9pt" style:font-size-complex="9pt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Times New Roman"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Times New Roman" fo:font-size="9pt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Times New Roman" fo:font-size="9pt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1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20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color="#000000" style:font-name="Times New Roman" fo:font-size="9pt" style:font-size-asian="9pt" style:font-size-complex="9pt"/>
    </style:style>
    <style:style style:name="P24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5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size-complex="9pt"/>
    </style:style>
    <style:style style:name="P26" style:family="paragraph" style:parent-style-name="Table_20_Contents">
      <style:paragraph-properties fo:margin-top="0.071cm" fo:margin-bottom="0cm"/>
      <style:text-properties fo:color="#000000" style:font-name="Times New Roman" fo:font-size="8pt" style:font-size-asian="8pt" style:font-size-complex="8pt"/>
    </style:style>
    <style:style style:name="P27" style:family="paragraph" style:parent-style-name="Table_20_Contents">
      <style:paragraph-properties fo:margin-top="0.041cm" fo:margin-bottom="0cm"/>
      <style:text-properties fo:color="#000000" style:font-name="Times New Roman" fo:font-size="9pt" style:font-size-asian="9pt" style:font-size-complex="9pt"/>
    </style:style>
    <style:style style:name="P28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size="8.5pt" fo:font-weight="bold" style:font-size-asian="8.5pt" style:font-weight-asian="bold" style:font-size-complex="8.5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  <text:p text:style-name="P5"/>
            <text:p text:style-name="P5"/>
          </table:table-cell>
          <table:table-cell table:style-name="Table1.A1" office:value-type="string">
            <text:p text:style-name="P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/>
            <text:p text:style-name="P4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  <table:table-cell table:style-name="Table2.A1" office:value-type="string">
            <text:p text:style-name="P8"/>
            <text:p text:style-name="P8"/>
            <text:p text:style-name="P8"/>
            <text:p text:style-name="P8"/>
          </table:table-cell>
          <table:table-cell table:style-name="Table2.A1" office:value-type="string">
            <text:p text:style-name="P9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 table:protected="true">
            <text:p text:style-name="P26"><text:s/><text:placeholder text:placeholder-type="text">&lt;(o.partner_id and o.partner_id.name or '').upper()&gt;</text:placeholder></text:p>
            <text:p text:style-name="P26"><text:s/><text:placeholder text:placeholder-type="text">&lt;(o.partner_id and o.partner_id.street or '').upper()&gt;</text:placeholder></text:p>
            <text:p text:style-name="P26"><text:s/><text:placeholder text:placeholder-type="text">&lt;(o.partner_id and o.partner_id.street2 or '').upper()&gt;</text:placeholder></text:p>
            <text:p text:style-name="P26"><text:s/><text:placeholder text:placeholder-type="text">&lt;get_s3(o.partner_id).upper()&gt;</text:placeholder> <text:s/></text:p>
            <text:p text:style-name="P26"><text:s/><text:placeholder text:placeholder-type="text">&lt;(o.partner_id and o.partner_id.state_id.name or '').upper()&gt;</text:placeholder> <text:s/><text:placeholder text:placeholder-type="text">&lt;(o.partner_id and o.partner_id.zip or '').upper()&gt;</text:placeholder>, <text:placeholder text:placeholder-type="text">&lt;(o.partner_id and o.partner_id.country_id.name or '').upper()&gt;</text:placeholder> </text:p>
            <text:p text:style-name="P26"><text:span text:style-name="T3"><text:s/></text:span><text:span text:style-name="T4">State Code</text:span><text:span text:style-name="T2">:</text:span> <text:placeholder text:placeholder-type="text">&lt;(o.partner_id and o.partner_id.state_code or '').upper()&gt;</text:placeholder> <text:s/><text:span text:style-name="T5">PAN</text:span> : <text:placeholder text:placeholder-type="text">&lt;(o.partner_id and o.partner_id.pan_tin or '').upper()&gt;</text:placeholder> <text:s/><text:span text:style-name="T5">GSTIN</text:span>: <text:placeholder text:placeholder-type="text">&lt;(o.partner_id and o.partner_id.gstin or '').upper()&gt;</text:placeholder></text:p>
            <text:p text:style-name="P26"><text:s/></text:p>
            <text:p text:style-name="P26"><text:s/></text:p>
          </table:table-cell>
          <table:table-cell table:style-name="Table3.A1" office:value-type="string">
            <text:p text:style-name="P26"><text:s/><text:placeholder text:placeholder-type="text">&lt;(o.cons_loca and o.cons_loca.name or '').upper()&gt;</text:placeholder> </text:p>
            <text:p text:style-name="P26"><text:s/><text:placeholder text:placeholder-type="text">&lt;(o.cons_loca and o.cons_loca.street or '').upper()&gt;</text:placeholder></text:p>
            <text:p text:style-name="P26"><text:s/><text:placeholder text:placeholder-type="text">&lt;(o.cons_loca and o.cons_loca.street2 or '').upper()&gt;</text:placeholder></text:p>
            <text:p text:style-name="P26"><text:s/><text:placeholder text:placeholder-type="text">&lt;get_s3(o.cons_loca)&gt;</text:placeholder></text:p>
            <text:p text:style-name="P26"><text:s/><text:placeholder text:placeholder-type="text">&lt;(o.cons_loca and o.cons_loca.state_id.name or '').upper()&gt;</text:placeholder> <text:s/><text:placeholder text:placeholder-type="text">&lt;(o.cons_loca and o.cons_loca.zip or '').upper()&gt;</text:placeholder><text:placeholder text:placeholder-type="text">&lt;',' if (o.cons_loca and o.cons_loca.country_id) else ''&gt;</text:placeholder> <text:placeholder text:placeholder-type="text">&lt;(o.cons_loca and o.cons_loca.country_id.name or '').upper()&gt;</text:placeholder></text:p>
            <text:p text:style-name="P26"><text:span text:style-name="T3"><text:s/></text:span><text:span text:style-name="T5"><text:placeholder text:placeholder-type="text">&lt;'State Code:' if (o.cons_loca and o.cons_loca.state_code ) else ''&gt;</text:placeholder></text:span> <text:placeholder text:placeholder-type="text">&lt;(o.cons_loca and o.cons_loca.state_code or '').upper()&gt;</text:placeholder> <text:s/><text:span text:style-name="T5"><text:placeholder text:placeholder-type="text">&lt;'PAN:' if (o.cons_loca and o.cons_loca.pan_tin) else ''&gt;</text:placeholder></text:span> <text:placeholder text:placeholder-type="text">&lt;(o.cons_loca and o.cons_loca.pan_tin or '').upper()&gt;</text:placeholder> <text:s/><text:span text:style-name="T5"><text:placeholder text:placeholder-type="text">&lt;'GSTIN:' if (o.cons_loca and o.cons_loca.gstin) else ''&gt;</text:placeholder></text:span> <text:placeholder text:placeholder-type="text">&lt;(o.cons_loca and o.cons_loca.gstin or '').upper()&gt;</text:placeholder></text:p>
            <text:p text:style-name="P26"><text:s/></text:p>
            <text:p text:style-name="P26"><text:s/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7"><text:s text:c="2"/>Invoice No </text:p>
            <text:p text:style-name="P28"><text:s text:c="2"/>Invoice Date </text:p>
            <text:p text:style-name="P28"><text:s text:c="2"/>Customer No</text:p>
            <text:p text:style-name="P28"><text:s text:c="2"/>P.O No </text:p>
            <text:p text:style-name="P28"><text:s text:c="2"/>P.O. Date <text:s text:c="2"/></text:p>
            <text:p text:style-name="P23"><text:span text:style-name="T1"><text:s text:c="2"/></text:span>Payment Terms</text:p>
          </table:table-cell>
          <table:table-cell table:style-name="Table4.A1" office:value-type="string">
            <text:p text:style-name="P27">: <text:s/><text:placeholder text:placeholder-type="text">&lt;o.vvt_number or ''&gt;</text:placeholder></text:p>
            <text:p text:style-name="P27">: <text:s/><text:placeholder text:placeholder-type="text">&lt;get_date(o.date_invoice)&gt;</text:placeholder></text:p>
            <text:p text:style-name="P27">: <text:s/><text:placeholder text:placeholder-type="text">&lt;o.partner_id and o.partner_id.customer_code or ''&gt;</text:placeholder></text:p>
            <text:p text:style-name="P27">: <text:s/><text:placeholder text:placeholder-type="text">&lt;o.sale_id and o.sale_id.po_number or ''&gt;</text:placeholder></text:p>
            <text:p text:style-name="P27">: <text:s/><text:placeholder text:placeholder-type="text">&lt;get_date(o.sale_id.po_date)&gt;</text:placeholder></text:p>
            <text:p text:style-name="P27">: <text:s/><text:placeholder text:placeholder-type="text">&lt;o.sale_id and o.sale_id.payment_term_id.name or ''&gt;</text:placeholder></text:p>
          </table:table-cell>
          <table:table-cell table:style-name="Table4.A1" office:value-type="string">
            <text:p text:style-name="P24"><text:s text:c="2"/>Transporter</text:p>
            <text:p text:style-name="P24"><text:s text:c="2"/>Truck No</text:p>
            <text:p text:style-name="P24"><text:s text:c="2"/>Place of Supply</text:p>
            <text:p text:style-name="P24"><text:s text:c="2"/>Date &amp; Time of</text:p>
            <text:p text:style-name="P24"><text:s text:c="2"/>Prep. Of Inv</text:p>
            <text:p text:style-name="P24"><text:s text:c="2"/>Rem. Of Goods</text:p>
            <text:p text:style-name="P24"><text:s text:c="2"/>LR Number</text:p>
            <text:p text:style-name="P24"><text:s text:c="2"/>Date</text:p>
          </table:table-cell>
          <table:table-cell table:style-name="Table4.A1" office:value-type="string">
            <text:p text:style-name="P25">: <text:s/><text:placeholder text:placeholder-type="text">&lt;o.delivery_order_id and o.delivery_order_id.transporter or ''&gt;</text:placeholder></text:p>
            <text:p text:style-name="P25">: <text:s/><text:placeholder text:placeholder-type="text">&lt;o.delivery_order_id and o.delivery_order_id.truck or ''&gt;</text:placeholder></text:p>
            <text:p text:style-name="P25">: <text:s/><text:placeholder text:placeholder-type="text">&lt;o.place_of_supply or ''&gt;</text:placeholder></text:p>
            <text:p text:style-name="P25"/>
            <text:p text:style-name="P25">: <text:s/><text:placeholder text:placeholder-type="text">&lt;o.inv_date_as_char&gt;</text:placeholder></text:p>
            <text:p text:style-name="P25">: <text:s/><text:placeholder text:placeholder-type="text">&lt;o.rem_date_as_char&gt;</text:placeholder></text:p>
            <text:p text:style-name="P25">: <text:s/><text:placeholder text:placeholder-type="text">&lt;o.lr_no or ''&gt;</text:placeholder></text:p>
            <text:p text:style-name="P25">: <text:s/>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office:value-type="string">
            <text:p text:style-name="P16"/>
          </table:table-cell>
          <table:table-cell table:style-name="Table5.A1" table:number-columns-spanned="2" office:value-type="string">
            <text:p text:style-name="P16"/>
          </table:table-cell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</table:table-row>
        <table:table-row table:style-name="Table5.2">
          <table:table-cell table:style-name="Table5.A1" table:number-columns-spanned="8" office:value-type="string">
            <text:p text:style-name="P17"><text:placeholder text:placeholder-type="text">&lt;for each="line in o.invoice_line"&gt;</text:placeholder></text:p>
            <text:p text:style-name="P17"/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office:value-type="string">
            <text:p text:style-name="P11"><text:s text:c="4"/><text:placeholder text:placeholder-type="text">&lt;line.product_id and line.product_id.default_code or '' &gt;</text:placeholder></text:p>
          </table:table-cell>
          <table:table-cell table:style-name="Table5.A1" table:number-columns-spanned="2" office:value-type="string">
            <text:p text:style-name="P11"><text:placeholder text:placeholder-type="text">&lt;line.product_id and line.product_id.name or ''&gt;</text:placeholder></text:p>
          </table:table-cell>
          <table:covered-table-cell/>
          <table:table-cell table:style-name="Table5.A1" office:value-type="string">
            <text:p text:style-name="P11"><text:placeholder text:placeholder-type="text">&lt;line.product_id and line.product_id.hsn_code or ''&gt;</text:placeholder></text:p>
          </table:table-cell>
          <table:table-cell table:style-name="Table5.A1" office:value-type="string">
            <text:p text:style-name="P11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13"><text:placeholder text:placeholder-type="text">&lt;get_qty_mt1(line.quantity, line.uos_id and line.uos_id.name or False, o.invoice_type)&gt;</text:placeholder></text:p>
          </table:table-cell>
          <table:table-cell table:style-name="Table5.A1" office:value-type="string">
            <text:p text:style-name="P12"><text:placeholder text:placeholder-type="text">&lt;get_amt(line.price_unit)&gt;</text:placeholder> <text:s/></text:p>
          </table:table-cell>
          <table:table-cell table:style-name="Table5.A1" office:value-type="string">
            <text:p text:style-name="P12"><text:placeholder text:placeholder-type="text">&lt;get_qty_mt2(line.quantity,line.price_unit)&gt;</text:placeholder></text:p>
          </table:table-cell>
        </table:table-row>
        <table:table-row table:style-name="Table5.4">
          <table:table-cell table:style-name="Table5.A1" table:number-columns-spanned="8" office:value-type="string">
            <text:p text:style-name="P1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5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5" office:value-type="string">
            <text:p text:style-name="P12"><text:placeholder text:placeholder-type="text">&lt;get_amt(o.amount_untaxed)&gt;</text:placeholder></text:p>
            <text:p text:style-name="P12"/>
          </table:table-cell>
        </table:table-row>
        <table:table-row table:style-name="Table5.6">
          <table:table-cell table:style-name="Table5.A1" table:number-columns-spanned="2" office:value-type="string">
            <text:p text:style-name="P18"/>
          </table:table-cell>
          <table:covered-table-cell/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21">CGST</text:p>
            <text:p text:style-name="P21">SGST</text:p>
            <text:p text:style-name="P21">IGST</text:p>
          </table:table-cell>
          <table:table-cell table:style-name="Table5.A1" office:value-type="string">
            <text:p text:style-name="P22"><text:placeholder text:placeholder-type="text">&lt;get_amt(get_cgst_tax(o.sale_tax_id))&gt;</text:placeholder> %</text:p>
            <text:p text:style-name="P22"><text:placeholder text:placeholder-type="text">&lt;get_amt(get_sgst_tax(o.sale_tax_id))&gt;</text:placeholder> %</text:p>
            <text:p text:style-name="P22"><text:placeholder text:placeholder-type="text">&lt;get_amt(get_igst_tax(o.sale_tax_id))&gt;</text:placeholder> %</text:p>
          </table:table-cell>
          <table:table-cell table:style-name="Table5.A1" office:value-type="string">
            <text:p text:style-name="P12"><text:placeholder text:placeholder-type="text">&lt;get_amt(o.amount_total_cgst_tax)&gt;</text:placeholder></text:p>
            <text:p text:style-name="P12"><text:placeholder text:placeholder-type="text">&lt;get_amt(o.amount_total_sgst_tax)&gt;</text:placeholder></text:p>
            <text:p text:style-name="P12"><text:placeholder text:placeholder-type="text">&lt;get_amt(o.amount_total_igst_tax)&gt;</text:placeholder></text:p>
          </table:table-cell>
        </table:table-row>
        <text:soft-page-break/>
        <table:table-row table:style-name="Table5.7">
          <table:table-cell table:style-name="Table5.A7" table:number-columns-spanned="2" office:value-type="string">
            <text:p text:style-name="P18"/>
            <text:p text:style-name="P18"><text:s text:c="26"/></text:p>
          </table:table-cell>
          <table:covered-table-cell/>
          <table:table-cell table:style-name="Table5.A7" table:number-columns-spanned="3" office:value-type="string">
            <text:p text:style-name="P18"><text:s/><text:placeholder text:placeholder-type="text">&lt;amount_to_text(o.amount_tax)&gt;</text:placeholder></text:p>
          </table:table-cell>
          <table:covered-table-cell/>
          <table:covered-table-cell/>
          <table:table-cell table:style-name="Table5.A7" table:number-columns-spanned="2" office:value-type="string">
            <text:p text:style-name="P20"/>
          </table:table-cell>
          <table:covered-table-cell/>
          <table:table-cell table:style-name="Table5.A7" office:value-type="string">
            <text:p text:style-name="P12"/>
            <text:p text:style-name="P12"><text:placeholder text:placeholder-type="text">&lt;get_amt(o.amount_tax)&gt;</text:placeholder></text:p>
          </table:table-cell>
        </table:table-row>
        <table:table-row table:style-name="Table5.8">
          <table:table-cell table:style-name="Table5.A7" table:number-columns-spanned="2" office:value-type="string">
            <text:p text:style-name="P18"/>
          </table:table-cell>
          <table:covered-table-cell/>
          <table:table-cell table:style-name="Table5.A7" table:number-columns-spanned="3" office:value-type="string">
            <text:p text:style-name="P18"><text:s/><text:placeholder text:placeholder-type="text">&lt;amount_to_text(o.amount_total)&gt;</text:placeholder></text:p>
          </table:table-cell>
          <table:covered-table-cell/>
          <table:covered-table-cell/>
          <table:table-cell table:style-name="Table5.A7" table:number-columns-spanned="2" office:value-type="string">
            <text:p text:style-name="P20"/>
          </table:table-cell>
          <table:covered-table-cell/>
          <table:table-cell table:style-name="Table5.A7" office:value-type="string">
            <text:p text:style-name="P14"><text:placeholder text:placeholder-type="text">&lt;get_amt(o.amount_total)&gt;</text:placeholder></text:p>
          </table:table-cell>
        </table:table-row>
        <table:table-row table:style-name="Table5.9">
          <table:table-cell table:style-name="Table5.A1" table:number-columns-spanned="2" office:value-type="string">
            <text:p text:style-name="P18"><text:s text:c="28"/></text:p>
          </table:table-cell>
          <table:covered-table-cell/>
          <table:table-cell table:style-name="Table5.A1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8"><text:s/></text:p>
            <text:p text:style-name="P18"><text:placeholder text:placeholder-type="text">&lt;o.material_info or ''&gt;</text:placeholder></text:p>
          </table:table-cell>
          <table:table-cell table:style-name="Table6.B1" office:value-type="string">
            <text:p text:style-name="P18"/>
          </table:table-cell>
        </table:table-row>
        <table:table-row table:style-name="Table6.2">
          <table:table-cell table:style-name="Table6.A1" office:value-type="string">
            <text:p text:style-name="P19"><text:s/></text:p>
            <text:p text:style-name="P19"><text:placeholder text:placeholder-type="text">&lt;o.other_info or ''&gt;</text:placeholder></text:p>
          </table:table-cell>
          <table:table-cell table:style-name="Table6.A1" office:value-type="string">
            <text:p text:style-name="P10"/>
          </table:table-cell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cm" fo:margin-bottom="0.101cm" fo:margin-left="0.9cm" fo:margin-right="0.47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7-06-30T15:25:56</dc:date>
    <meta:editing-duration>P3DT10M34S</meta:editing-duration>
    <meta:editing-cycles>807</meta:editing-cycles>
    <meta:generator>LibreOffice/3.5$Linux_x86 LibreOffice_project/350m1$Build-2</meta:generator>
    <dc:creator>Dev127 </dc:creator>
    <meta:document-statistic meta:table-count="6" meta:image-count="0" meta:object-count="0" meta:page-count="2" meta:paragraph-count="74" meta:word-count="267" meta:character-count="2920" meta:non-whitespace-character-count="2569"/>
  </office:meta>
</office:document-meta>
</file>